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Times New Roman2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Frame_20_contents">
      <style:paragraph-properties fo:margin-left="0.0417in" fo:margin-right="0in" fo:margin-top="0.0437in" fo:margin-bottom="0in" loext:contextual-spacing="false" fo:text-align="start" style:justify-single-word="false" fo:text-indent="0in" style:auto-text-indent="false"/>
    </style:style>
    <style:style style:name="P3" style:family="paragraph" style:parent-style-name="List_20_Paragraph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563c6c" style:font-name-asian="Symbol1" style:font-size-asian="12pt" style:font-name-complex="Times New Roman" style:font-size-complex="12pt" style:language-complex="ar" style:country-complex="SA"/>
    </style:style>
    <style:style style:name="P4" style:family="paragraph" style:parent-style-name="Standard">
      <style:paragraph-properties fo:margin-left="0in" fo:margin-right="0in" fo:line-height="100%" fo:text-indent="0in" style:auto-text-indent="false"/>
      <style:text-properties style:font-name="Times New Roman" fo:font-size="12pt" fo:language="uk" fo:country="UA" officeooo:paragraph-rsid="000911f5" style:font-size-asian="12pt" style:font-name-complex="Times New Roman" style:font-size-complex="12pt" style:language-complex="ar" style:country-complex="SA"/>
    </style:style>
    <style:style style:name="P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etter-spacing="-0.0063in" fo:language="uk" fo:country="UA" officeooo:rsid="0015a3a6" officeooo:paragraph-rsid="00563c6c" style:font-name-asian="Symbol1" style:font-size-asian="12pt" style:font-name-complex="Times New Roman" style:font-size-complex="12pt" style:language-complex="ar" style:country-complex="SA"/>
    </style:style>
    <style:style style:name="P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523aea" style:font-name-asian="Symbol1" style:font-size-asian="12pt" style:font-name-complex="Times New Roman" style:font-size-complex="12pt" style:language-complex="ar" style:country-complex="SA"/>
    </style:style>
    <style:style style:name="P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5480e3" style:font-name-asian="Symbol1" style:font-size-asian="12pt" style:font-name-complex="Times New Roman" style:font-size-complex="12pt" style:language-complex="ar" style:country-complex="SA"/>
    </style:style>
    <style:style style:name="P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557f9b" style:font-name-asian="Symbol1" style:font-size-asian="12pt" style:font-name-complex="Times New Roman" style:font-size-complex="12pt" style:language-complex="ar" style:country-complex="SA"/>
    </style:style>
    <style:style style:name="P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5c9de9" style:font-name-asian="Symbol1" style:font-size-asian="12pt" style:font-name-complex="Times New Roman" style:font-size-complex="12pt" style:language-complex="ar" style:country-complex="SA"/>
    </style:style>
    <style:style style:name="P1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589ce6" style:font-name-asian="Symbol1" style:font-size-asian="12pt" style:font-name-complex="Times New Roman" style:font-size-complex="12pt" style:language-complex="ar" style:country-complex="SA"/>
    </style:style>
    <style:style style:name="P1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604bfc" style:font-name-asian="Symbol1" style:font-size-asian="12pt" style:font-name-complex="Times New Roman" style:font-size-complex="12pt" style:language-complex="ar" style:country-complex="SA"/>
    </style:style>
    <style:style style:name="P1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611294" style:font-name-asian="Symbol1" style:font-size-asian="12pt" style:font-name-complex="Times New Roman" style:font-size-complex="12pt" style:language-complex="ar" style:country-complex="SA"/>
    </style:style>
    <style:style style:name="P1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5698f1" style:font-name-asian="Symbol1" style:font-size-asian="12pt" style:font-name-complex="Times New Roman" style:font-size-complex="12pt" style:language-complex="ar" style:country-complex="SA"/>
    </style:style>
    <style:style style:name="P1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6891ac" style:font-name-asian="Symbol1" style:font-size-asian="12pt" style:font-name-complex="Times New Roman" style:font-size-complex="12pt" style:language-complex="ar" style:country-complex="SA"/>
    </style:style>
    <style:style style:name="P1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6c3f3f" style:font-name-asian="Symbol1" style:font-size-asian="12pt" style:font-name-complex="Times New Roman" style:font-size-complex="12pt" style:language-complex="ar" style:country-complex="SA"/>
    </style:style>
    <style:style style:name="P1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6e2590" style:font-name-asian="Symbol1" style:font-size-asian="12pt" style:font-name-complex="Times New Roman" style:font-size-complex="12pt" style:language-complex="ar" style:country-complex="SA"/>
    </style:style>
    <style:style style:name="P1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6ef89a" style:font-name-asian="Symbol1" style:font-size-asian="12pt" style:font-name-complex="Times New Roman" style:font-size-complex="12pt" style:language-complex="ar" style:country-complex="SA"/>
    </style:style>
    <style:style style:name="P1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702cc8" style:font-name-asian="Symbol1" style:font-size-asian="12pt" style:font-name-complex="Times New Roman" style:font-size-complex="12pt" style:language-complex="ar" style:country-complex="SA"/>
    </style:style>
    <style:style style:name="P1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6c3ffc" style:font-name-asian="Symbol1" style:font-size-asian="12pt" style:font-name-complex="Times New Roman" style:font-size-complex="12pt" style:language-complex="ar" style:country-complex="SA"/>
    </style:style>
    <style:style style:name="P2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70feed" style:font-name-asian="Symbol1" style:font-size-asian="12pt" style:font-name-complex="Times New Roman" style:font-size-complex="12pt" style:language-complex="ar" style:country-complex="SA"/>
    </style:style>
    <style:style style:name="P2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72ad5d" style:font-name-asian="Symbol1" style:font-size-asian="12pt" style:font-name-complex="Times New Roman" style:font-size-complex="12pt" style:language-complex="ar" style:country-complex="SA"/>
    </style:style>
    <style:style style:name="P2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239ad5" officeooo:paragraph-rsid="00589ce6" style:font-name-asian="Symbol1" style:font-size-asian="12pt" style:font-name-complex="Times New Roman1" style:font-size-complex="12pt" style:language-complex="ar" style:country-complex="SA"/>
    </style:style>
    <style:style style:name="P2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26e28c" officeooo:paragraph-rsid="0072ad5d" style:font-name-asian="Symbol1" style:font-size-asian="12pt" style:font-name-complex="Times New Roman1" style:font-size-complex="12pt" style:language-complex="ar" style:country-complex="SA"/>
    </style:style>
    <style:style style:name="P2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e2590" style:font-name-asian="Symbol1" style:font-size-asian="12pt" style:font-name-complex="Times New Roman" style:font-size-complex="12pt" style:language-complex="ar" style:country-complex="SA"/>
    </style:style>
    <style:style style:name="P2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15a3a6" officeooo:paragraph-rsid="005480e3" style:font-size-asian="12pt" style:font-size-complex="12pt"/>
    </style:style>
    <style:style style:name="P2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15a3a6" officeooo:paragraph-rsid="00557f9b" style:font-size-asian="12pt" style:font-size-complex="12pt"/>
    </style:style>
    <style:style style:name="P2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15a3a6" officeooo:paragraph-rsid="005c9de9" style:font-size-asian="12pt" style:font-size-complex="12pt"/>
    </style:style>
    <style:style style:name="P2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15a3a6" officeooo:paragraph-rsid="00589ce6" style:font-size-asian="12pt" style:font-size-complex="12pt"/>
    </style:style>
    <style:style style:name="P2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15a3a6" officeooo:paragraph-rsid="005698f1" style:font-size-asian="12pt" style:font-size-complex="12pt"/>
    </style:style>
    <style:style style:name="P3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15a3a6" officeooo:paragraph-rsid="006891ac" style:font-size-asian="12pt" style:font-size-complex="12pt"/>
    </style:style>
    <style:style style:name="P3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15a3a6" officeooo:paragraph-rsid="006c3f3f" style:font-size-asian="12pt" style:font-size-complex="12pt"/>
    </style:style>
    <style:style style:name="P3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15a3a6" officeooo:paragraph-rsid="006ef89a" style:font-size-asian="12pt" style:font-size-complex="12pt"/>
    </style:style>
    <style:style style:name="P3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15a3a6" officeooo:paragraph-rsid="006c3ffc" style:font-size-asian="12pt" style:font-size-complex="12pt"/>
    </style:style>
    <style:style style:name="P3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15a3a6" officeooo:paragraph-rsid="0070feed" style:font-size-asian="12pt" style:font-size-complex="12pt"/>
    </style:style>
    <style:style style:name="P3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paragraph-rsid="00604bfc" style:font-size-asian="12pt" style:font-size-complex="12pt"/>
    </style:style>
    <style:style style:name="P3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paragraph-rsid="0066c6af" style:font-size-asian="12pt" style:font-size-complex="12pt"/>
    </style:style>
    <style:style style:name="P3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paragraph-rsid="00563c6c" style:font-size-asian="12pt" style:font-size-complex="12pt"/>
    </style:style>
    <style:style style:name="P3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2086bd" officeooo:paragraph-rsid="00589ce6" style:font-size-asian="12pt" style:font-name-complex="Times New Roman1" style:font-size-complex="12pt"/>
    </style:style>
    <style:style style:name="P3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22176e" officeooo:paragraph-rsid="00589ce6" style:font-size-asian="12pt" style:font-name-complex="Times New Roman1" style:font-size-complex="12pt"/>
    </style:style>
    <style:style style:name="P4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paragraph-rsid="0072ad5d" style:font-size-asian="12pt" style:font-size-complex="12pt"/>
    </style:style>
    <style:style style:name="P4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variant="normal" fo:text-transform="none" style:use-window-font-color="true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officeooo:rsid="006c3090" officeooo:paragraph-rsid="006ef89a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42" style:family="paragraph" style:parent-style-name="Standard" style:master-page-name="Standard">
      <style:paragraph-properties fo:margin-left="0in" fo:margin-right="0in" fo:line-height="100%" fo:text-indent="0in" style:auto-text-indent="false" style:page-number="auto"/>
      <style:text-properties style:font-name="Times New Roman" fo:font-size="12pt" fo:language="uk" fo:country="UA" officeooo:paragraph-rsid="0052263c" style:font-size-asian="12pt" style:font-name-complex="Times New Roman" style:font-size-complex="12pt" style:language-complex="ar" style:country-complex="SA"/>
    </style:style>
    <style:style style:name="P43" style:family="paragraph" style:parent-style-name="Standard" style:list-style-name="L1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style:page-number="auto" fo:background-color="transparent" style:writing-mode="lr-tb"/>
      <style:text-properties style:font-name="Times New Roman" fo:font-size="12pt" fo:language="uk" fo:country="UA" officeooo:paragraph-rsid="004e913c" style:font-size-asian="12pt" style:font-name-complex="Times New Roman1" style:font-size-complex="12pt"/>
    </style:style>
    <style:style style:name="P44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language="uk" fo:country="UA" officeooo:paragraph-rsid="004e913c" style:font-size-asian="12pt" style:font-size-complex="12pt" style:language-complex="ar" style:country-complex="SA"/>
    </style:style>
    <style:style style:name="P45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language="uk" fo:country="UA" officeooo:paragraph-rsid="005bf5ee" style:font-size-asian="12pt" style:font-size-complex="12pt" style:language-complex="ar" style:country-complex="SA"/>
    </style:style>
    <style:style style:name="P46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language="uk" fo:country="UA" officeooo:paragraph-rsid="00502aa8" style:font-size-asian="12pt" style:font-name-complex="Times New Roman1" style:font-size-complex="12pt"/>
    </style:style>
    <style:style style:name="P47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language="uk" fo:country="UA" officeooo:paragraph-rsid="005bf5ee" style:font-size-asian="12pt" style:font-name-complex="Times New Roman1" style:font-size-complex="12pt" style:language-complex="ar" style:country-complex="SA"/>
    </style:style>
    <style:style style:name="P48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language="uk" fo:country="UA" officeooo:paragraph-rsid="004e0268" style:font-size-asian="12pt" style:font-name-complex="Times New Roman1" style:font-size-complex="12pt" style:language-complex="ar" style:country-complex="SA"/>
    </style:style>
    <style:style style:name="P49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language="uk" fo:country="UA" officeooo:paragraph-rsid="005bf5ee" style:font-size-asian="12pt" style:font-name-complex="Times New Roman" style:font-size-complex="12pt" style:language-complex="ar" style:country-complex="SA"/>
    </style:style>
    <style:style style:name="P50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e2590" style:font-name-asian="Symbol1" style:font-size-asian="12pt" style:font-name-complex="Times New Roman" style:font-size-complex="12pt" style:language-complex="ar" style:country-complex="SA"/>
    </style:style>
    <style:style style:name="P51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line-through-style="none" style:text-line-through-type="none" style:text-position="0% 100%" style:font-name="Times New Roman" fo:font-size="12pt" fo:language="uk" fo:country="UA" style:text-underline-style="none" officeooo:rsid="00260e85" officeooo:paragraph-rsid="006ef89a" style:font-name-asian="Symbol1" style:font-size-asian="12pt" style:font-name-complex="Times New Roman" style:font-size-complex="12pt" style:language-complex="ar" style:country-complex="SA"/>
    </style:style>
    <style:style style:name="T1" style:family="text">
      <style:text-properties style:text-position="sub 58%" officeooo:rsid="00502aa8" style:font-name-complex="Times New Roman1"/>
    </style:style>
    <style:style style:name="T2" style:family="text">
      <style:text-properties style:text-position="sub 58%" style:text-underline-style="none" officeooo:rsid="00502aa8" style:font-name-complex="Times New Roman1"/>
    </style:style>
    <style:style style:name="T3" style:family="text">
      <style:text-properties style:text-position="super 58%" officeooo:rsid="00502aa8" style:font-name-complex="Times New Roman1"/>
    </style:style>
    <style:style style:name="T4" style:family="text">
      <style:text-properties style:text-position="super 58%" style:text-underline-style="none" officeooo:rsid="00502aa8" style:font-name-complex="Times New Roman1"/>
    </style:style>
    <style:style style:name="T5" style:family="text">
      <style:text-properties style:use-window-font-color="true" style:text-position="0% 100%" fo:language="uk" fo:country="UA" fo:font-style="italic" officeooo:rsid="0015a3a6" style:font-name-asian="Symbol1" style:font-style-asian="italic" style:font-name-complex="Times New Roman" style:language-complex="ar" style:country-complex="SA"/>
    </style:style>
    <style:style style:name="T6" style:family="text">
      <style:text-properties style:use-window-font-color="true" style:text-position="0% 100%" fo:language="uk" fo:country="UA" fo:font-style="italic" officeooo:rsid="0072ad5d" style:font-name-asian="Symbol1" style:font-style-asian="italic" style:font-name-complex="Times New Roman" style:language-complex="ar" style:country-complex="SA"/>
    </style:style>
    <style:style style:name="T7" style:family="text">
      <style:text-properties style:use-window-font-color="true" style:text-position="0% 100%" fo:language="uk" fo:country="UA" officeooo:rsid="0015a3a6" style:font-name-asian="Symbol1" style:font-name-complex="Times New Roman" style:language-complex="ar" style:country-complex="SA"/>
    </style:style>
    <style:style style:name="T8" style:family="text">
      <style:text-properties style:use-window-font-color="true" style:text-position="0% 100%" fo:language="uk" fo:country="UA" officeooo:rsid="0072ad5d" style:font-name-asian="Symbol1" style:font-name-complex="Times New Roman" style:language-complex="ar" style:country-complex="SA"/>
    </style:style>
    <style:style style:name="T9" style:family="text">
      <style:text-properties style:use-window-font-color="true" style:text-position="0% 100%" fo:language="uk" fo:country="UA" fo:font-style="normal" officeooo:rsid="0015a3a6" style:font-name-asian="Symbol1" style:font-style-asian="normal" style:font-name-complex="Times New Roman" style:language-complex="ar" style:country-complex="SA" style:font-style-complex="normal"/>
    </style:style>
    <style:style style:name="T10" style:family="text">
      <style:text-properties style:use-window-font-color="true" style:text-position="0% 100%" fo:language="uk" fo:country="UA" fo:font-style="normal" officeooo:rsid="0072ad5d" style:font-name-asian="Symbol1" style:font-style-asian="normal" style:font-name-complex="Times New Roman" style:language-complex="ar" style:country-complex="SA" style:font-style-complex="normal"/>
    </style:style>
    <style:style style:name="T11" style:family="text">
      <style:text-properties style:use-window-font-color="true" style:text-position="0% 100%" style:font-name-asian="Symbol1" style:font-name-complex="Times New Roman" style:language-complex="ar" style:country-complex="SA"/>
    </style:style>
    <style:style style:name="T12" style:family="text">
      <style:text-properties style:use-window-font-color="true" style:text-position="0% 100%" officeooo:rsid="005480e3" style:font-name-asian="Symbol1" style:font-name-complex="Times New Roman" style:language-complex="ar" style:country-complex="SA"/>
    </style:style>
    <style:style style:name="T13" style:family="text">
      <style:text-properties style:use-window-font-color="true" style:text-position="0% 100%" officeooo:rsid="00557f9b" style:font-name-asian="Symbol1" style:font-name-complex="Times New Roman" style:language-complex="ar" style:country-complex="SA"/>
    </style:style>
    <style:style style:name="T14" style:family="text">
      <style:text-properties style:use-window-font-color="true" style:text-position="0% 100%" officeooo:rsid="005c9de9" style:font-name-asian="Symbol1" style:font-name-complex="Times New Roman" style:language-complex="ar" style:country-complex="SA"/>
    </style:style>
    <style:style style:name="T15" style:family="text">
      <style:text-properties style:use-window-font-color="true" style:text-position="0% 100%" officeooo:rsid="00589ce6" style:font-name-asian="Symbol1" style:font-name-complex="Times New Roman" style:language-complex="ar" style:country-complex="SA"/>
    </style:style>
    <style:style style:name="T16" style:family="text">
      <style:text-properties style:use-window-font-color="true" style:text-position="0% 100%" officeooo:rsid="0015a3a6" style:font-name-asian="Symbol1" style:font-name-complex="Times New Roman" style:language-complex="ar" style:country-complex="SA"/>
    </style:style>
    <style:style style:name="T17" style:family="text">
      <style:text-properties style:use-window-font-color="true" style:text-position="0% 100%" officeooo:rsid="00563c6c" style:font-name-asian="Symbol1" style:font-name-complex="Times New Roman" style:language-complex="ar" style:country-complex="SA"/>
    </style:style>
    <style:style style:name="T18" style:family="text">
      <style:text-properties style:use-window-font-color="true" style:text-position="0% 100%" officeooo:rsid="00604bfc" style:font-name-asian="Symbol1" style:font-name-complex="Times New Roman" style:language-complex="ar" style:country-complex="SA"/>
    </style:style>
    <style:style style:name="T19" style:family="text">
      <style:text-properties style:use-window-font-color="true" style:text-position="0% 100%" officeooo:rsid="0066c6af" style:font-name-asian="Symbol1" style:font-name-complex="Times New Roman" style:language-complex="ar" style:country-complex="SA"/>
    </style:style>
    <style:style style:name="T20" style:family="text">
      <style:text-properties style:use-window-font-color="true" style:text-position="0% 100%" officeooo:rsid="00611294" style:font-name-asian="Symbol1" style:font-name-complex="Times New Roman" style:language-complex="ar" style:country-complex="SA"/>
    </style:style>
    <style:style style:name="T21" style:family="text">
      <style:text-properties style:use-window-font-color="true" style:text-position="0% 100%" officeooo:rsid="0056d3d4" style:font-name-asian="Symbol1" style:font-name-complex="Times New Roman" style:language-complex="ar" style:country-complex="SA"/>
    </style:style>
    <style:style style:name="T22" style:family="text">
      <style:text-properties style:use-window-font-color="true" style:text-position="0% 100%" officeooo:rsid="005698f1" style:font-name-asian="Symbol1" style:font-name-complex="Times New Roman" style:language-complex="ar" style:country-complex="SA"/>
    </style:style>
    <style:style style:name="T23" style:family="text">
      <style:text-properties style:use-window-font-color="true" style:text-position="0% 100%" officeooo:rsid="006891ac" style:font-name-asian="Symbol1" style:font-name-complex="Times New Roman" style:language-complex="ar" style:country-complex="SA"/>
    </style:style>
    <style:style style:name="T24" style:family="text">
      <style:text-properties style:use-window-font-color="true" style:text-position="0% 100%" officeooo:rsid="00682912" style:font-name-asian="Symbol1" style:font-name-complex="Times New Roman" style:language-complex="ar" style:country-complex="SA"/>
    </style:style>
    <style:style style:name="T25" style:family="text">
      <style:text-properties style:use-window-font-color="true" style:text-position="0% 100%" officeooo:rsid="00702cc8" style:font-name-asian="Symbol1" style:font-name-complex="Times New Roman" style:language-complex="ar" style:country-complex="SA"/>
    </style:style>
    <style:style style:name="T26" style:family="text">
      <style:text-properties style:use-window-font-color="true" style:text-position="0% 100%" officeooo:rsid="0079dea7" style:font-name-asian="Symbol1" style:font-name-complex="Times New Roman" style:language-complex="ar" style:country-complex="SA"/>
    </style:style>
    <style:style style:name="T27" style:family="text">
      <style:text-properties style:use-window-font-color="true" style:text-position="0% 100%" officeooo:rsid="007d9083" style:font-name-asian="Symbol1" style:font-name-complex="Times New Roman" style:language-complex="ar" style:country-complex="SA"/>
    </style:style>
    <style:style style:name="T28" style:family="text">
      <style:text-properties style:use-window-font-color="true" style:text-position="0% 100%" style:text-underline-style="none" style:font-name-asian="Symbol1" style:font-name-complex="Times New Roman" style:language-complex="ar" style:country-complex="SA"/>
    </style:style>
    <style:style style:name="T29" style:family="text">
      <style:text-properties style:use-window-font-color="true" style:text-position="0% 100%" style:text-underline-style="none" officeooo:rsid="00631629" style:font-name-asian="Symbol1" style:font-name-complex="Times New Roman" style:language-complex="ar" style:country-complex="SA"/>
    </style:style>
    <style:style style:name="T30" style:family="text">
      <style:text-properties style:use-window-font-color="true" style:text-position="0% 100%" fo:font-style="normal" officeooo:rsid="0070feed" style:font-name-asian="Symbol1" style:font-style-asian="normal" style:font-name-complex="Times New Roman" style:language-complex="ar" style:country-complex="SA" style:font-style-complex="normal"/>
    </style:style>
    <style:style style:name="T31" style:family="text">
      <style:text-properties style:use-window-font-color="true" style:text-position="0% 100%" fo:font-style="normal" officeooo:rsid="0026e28c" style:font-name-asian="Symbol1" style:font-style-asian="normal" style:font-name-complex="Times New Roman1" style:language-complex="ar" style:country-complex="SA" style:font-style-complex="normal"/>
    </style:style>
    <style:style style:name="T32" style:family="text">
      <style:text-properties style:use-window-font-color="true" style:text-position="0% 100%" fo:font-style="italic" officeooo:rsid="0026e28c" style:font-name-asian="Symbol1" style:font-style-asian="italic" style:font-name-complex="Times New Roman1" style:language-complex="ar" style:country-complex="SA"/>
    </style:style>
    <style:style style:name="T33" style:family="text">
      <style:text-properties style:use-window-font-color="true" style:text-position="sub 58%" style:font-name-asian="Symbol1" style:font-name-complex="Times New Roman" style:language-complex="ar" style:country-complex="SA"/>
    </style:style>
    <style:style style:name="T34" style:family="text">
      <style:text-properties style:use-window-font-color="true" style:text-position="sub 58%" style:text-underline-style="none" officeooo:rsid="00631629" style:font-name-asian="Symbol1" style:font-name-complex="Times New Roman" style:language-complex="ar" style:country-complex="SA"/>
    </style:style>
    <style:style style:name="T35" style:family="text">
      <style:text-properties style:use-window-font-color="true" style:text-position="sub 58%" fo:language="uk" fo:country="UA" fo:font-style="italic" officeooo:rsid="0015a3a6" style:font-name-asian="Symbol1" style:font-style-asian="italic" style:font-name-complex="Times New Roman" style:language-complex="ar" style:country-complex="SA"/>
    </style:style>
    <style:style style:name="T36" style:family="text">
      <style:text-properties style:use-window-font-color="true" style:text-position="sub 58%" fo:language="uk" fo:country="UA" officeooo:rsid="0015a3a6" style:font-name-asian="Symbol1" style:font-name-complex="Times New Roman" style:language-complex="ar" style:country-complex="SA"/>
    </style:style>
    <style:style style:name="T37" style:family="text">
      <style:text-properties style:use-window-font-color="true" style:text-position="sub 58%" fo:language="uk" fo:country="UA" fo:font-style="normal" officeooo:rsid="0015a3a6" style:font-name-asian="Symbol1" style:font-style-asian="normal" style:font-name-complex="Times New Roman" style:language-complex="ar" style:country-complex="SA" style:font-style-complex="normal"/>
    </style:style>
    <style:style style:name="T38" style:family="text">
      <style:text-properties style:use-window-font-color="true" style:text-position="super 58%" fo:language="uk" fo:country="UA" fo:font-style="italic" officeooo:rsid="0015a3a6" style:font-name-asian="Symbol1" style:font-style-asian="italic" style:font-name-complex="Times New Roman" style:language-complex="ar" style:country-complex="SA"/>
    </style:style>
    <style:style style:name="T39" style:family="text">
      <style:text-properties style:use-window-font-color="true" style:text-position="super 58%" style:font-name-asian="Symbol1" style:font-name-complex="Times New Roman" style:language-complex="ar" style:country-complex="SA"/>
    </style:style>
    <style:style style:name="T40" style:family="text">
      <style:text-properties style:use-window-font-color="true" style:text-position="super 58%" officeooo:rsid="00557f9b" style:font-name-asian="Symbol1" style:font-name-complex="Times New Roman" style:language-complex="ar" style:country-complex="SA"/>
    </style:style>
    <style:style style:name="T41" style:family="text">
      <style:text-properties style:use-window-font-color="true" style:text-position="super 58%" style:text-underline-style="none" officeooo:rsid="00631629" style:font-name-asian="Symbol1" style:font-name-complex="Times New Roman" style:language-complex="ar" style:country-complex="SA"/>
    </style:style>
    <style:style style:name="T42" style:family="text">
      <style:text-properties style:use-window-font-color="true" style:text-position="-13% 100%" fo:language="uk" fo:country="UA" fo:font-style="italic" officeooo:rsid="0015a3a6" style:font-name-asian="Symbol1" style:font-style-asian="italic" style:font-name-complex="Times New Roman" style:language-complex="ar" style:country-complex="SA"/>
    </style:style>
    <style:style style:name="T43" style:family="text">
      <style:text-properties style:use-window-font-color="true" style:text-position="-13% 100%" fo:language="uk" fo:country="UA" officeooo:rsid="0015a3a6" style:font-name-asian="Symbol1" style:font-name-complex="Times New Roman" style:language-complex="ar" style:country-complex="SA"/>
    </style:style>
    <style:style style:name="T44" style:family="text">
      <style:text-properties style:font-name-complex="Times New Roman"/>
    </style:style>
    <style:style style:name="T45" style:family="text">
      <style:text-properties officeooo:rsid="005bf5ee" style:font-name-complex="Times New Roman"/>
    </style:style>
    <style:style style:name="T46" style:family="text">
      <style:text-properties style:font-name-complex="Times New Roman1"/>
    </style:style>
    <style:style style:name="T47" style:family="text">
      <style:text-properties officeooo:rsid="000d634d" style:font-name-complex="Times New Roman1"/>
    </style:style>
    <style:style style:name="T48" style:family="text">
      <style:text-properties officeooo:rsid="00502aa8" style:font-name-complex="Times New Roman1"/>
    </style:style>
    <style:style style:name="T49" style:family="text">
      <style:text-properties officeooo:rsid="002086bd" style:font-name-complex="Times New Roman1"/>
    </style:style>
    <style:style style:name="T50" style:family="text">
      <style:text-properties officeooo:rsid="00589ce6" style:font-name-complex="Times New Roman1"/>
    </style:style>
    <style:style style:name="T51" style:family="text">
      <style:text-properties officeooo:rsid="0022176e" style:font-name-complex="Times New Roman1"/>
    </style:style>
    <style:style style:name="T52" style:family="text">
      <style:text-properties officeooo:rsid="00239ad5" style:font-name-complex="Times New Roman1"/>
    </style:style>
    <style:style style:name="T53" style:family="text">
      <style:text-properties style:text-underline-style="none" style:font-name-complex="Times New Roman1"/>
    </style:style>
    <style:style style:name="T54" style:family="text">
      <style:text-properties style:text-underline-style="none" officeooo:rsid="00502aa8" style:font-name-complex="Times New Roman1"/>
    </style:style>
    <style:style style:name="T55" style:family="text">
      <style:text-properties fo:font-style="italic" style:font-style-asian="italic" style:font-name-complex="Times New Roman"/>
    </style:style>
    <style:style style:name="T56" style:family="text">
      <style:text-properties fo:font-variant="normal" fo:text-transform="none" style:text-line-through-style="none" style:text-line-through-type="none" fo:letter-spacing="normal" fo:font-style="normal" fo:font-weight="normal" officeooo:rsid="00239ad5" style:font-style-asian="normal" style:font-name-complex="Times New Roman1" style:font-style-complex="normal" loext:padding="0in" loext:border="none"/>
    </style:style>
    <style:style style:name="T57" style:family="text">
      <style:text-properties fo:font-variant="normal" fo:text-transform="none" style:text-line-through-style="none" style:text-line-through-type="none" fo:letter-spacing="normal" fo:font-style="normal" fo:font-weight="normal" officeooo:rsid="0072fe1e" style:font-style-asian="normal" style:font-name-complex="Times New Roman1" style:font-style-complex="normal" loext:padding="0in" loext:border="none"/>
    </style:style>
    <style:style style:name="T58" style:family="text">
      <style:text-properties fo:font-variant="normal" fo:text-transform="none" style:text-line-through-style="none" style:text-line-through-type="none" fo:letter-spacing="normal" fo:font-style="normal" fo:font-weight="normal" officeooo:rsid="00718843" style:font-style-asian="normal" style:font-name-complex="Times New Roman1" style:font-style-complex="normal" loext:padding="0in" loext:border="none"/>
    </style:style>
    <style:style style:name="T59" style:family="text">
      <style:text-properties fo:font-variant="normal" fo:text-transform="none" style:text-line-through-style="none" style:text-line-through-type="none" style:text-position="super 58%" fo:letter-spacing="normal" fo:font-style="normal" fo:font-weight="normal" officeooo:rsid="0072fe1e" style:font-style-asian="normal" style:font-name-complex="Times New Roman1" style:font-style-complex="normal" loext:padding="0in" loext:border="none"/>
    </style:style>
    <style:style style:name="T60" style:family="text">
      <style:text-properties fo:font-variant="normal" fo:text-transform="none" style:text-line-through-style="none" style:text-line-through-type="none" style:text-position="super 58%" fo:letter-spacing="normal" fo:font-style="normal" fo:font-weight="normal" officeooo:rsid="00239ad5" style:font-style-asian="normal" style:font-name-complex="Times New Roman1" style:font-style-complex="normal" loext:padding="0in" loext:border="none"/>
    </style:style>
    <style:style style:name="T61" style:family="text">
      <style:text-properties fo:font-variant="normal" fo:text-transform="none" fo:letter-spacing="normal" fo:font-style="normal" fo:font-weight="normal" officeooo:rsid="0015a3a6" style:font-style-asian="normal" style:font-style-complex="normal" loext:padding="0in" loext:border="none"/>
    </style:style>
    <style:style style:name="T62" style:family="text">
      <style:text-properties fo:font-variant="normal" fo:text-transform="none" fo:letter-spacing="normal" fo:font-style="normal" fo:font-weight="normal" officeooo:rsid="006c3090" style:font-style-asian="normal" style:font-style-complex="normal" loext:padding="0in" loext:border="none"/>
    </style:style>
    <style:style style:name="T63" style:family="text">
      <style:text-properties fo:font-variant="normal" fo:text-transform="none" fo:letter-spacing="normal" fo:font-style="normal" fo:font-weight="normal" officeooo:rsid="006b2585" style:font-style-asian="normal" style:font-style-complex="normal" loext:padding="0in" loext:border="none"/>
    </style:style>
    <style:style style:name="T64" style:family="text">
      <style:text-properties fo:font-variant="normal" fo:text-transform="none" fo:letter-spacing="normal" fo:font-style="normal" fo:font-weight="normal" officeooo:rsid="0067e761" style:font-style-asian="normal" style:font-style-complex="normal" loext:padding="0in" loext:border="none"/>
    </style:style>
    <style:style style:name="T65" style:family="text">
      <style:text-properties fo:font-variant="normal" fo:text-transform="none" fo:letter-spacing="normal" fo:font-style="normal" fo:font-weight="normal" officeooo:rsid="006b2585" style:font-name-asian="Times New Roman2" style:font-style-asian="normal" style:font-name-complex="Times New Roman2" style:font-style-complex="normal" loext:padding="0in" loext:border="none"/>
    </style:style>
    <style:style style:name="T66" style:family="text">
      <style:text-properties fo:font-variant="normal" fo:text-transform="none" style:text-position="sub 58%" fo:letter-spacing="normal" fo:font-style="normal" fo:font-weight="normal" officeooo:rsid="006b2585" style:font-style-asian="normal" style:font-style-complex="normal" loext:padding="0in" loext:border="none"/>
    </style:style>
    <style:style style:name="T67" style:family="text">
      <style:text-properties fo:font-variant="normal" fo:text-transform="none" style:text-position="sub 58%" fo:letter-spacing="normal" fo:font-style="normal" fo:font-weight="normal" officeooo:rsid="0067e761" style:font-style-asian="normal" style:font-style-complex="normal" loext:padding="0in" loext:border="none"/>
    </style:style>
    <style:style style:name="T68" style:family="text">
      <style:text-properties fo:font-variant="normal" fo:text-transform="none" style:text-position="super 58%" fo:letter-spacing="normal" fo:font-style="normal" fo:font-weight="normal" officeooo:rsid="006b2585" style:font-style-asian="normal" style:font-style-complex="normal" loext:padding="0in" loext:border="none"/>
    </style:style>
    <style:style style:name="T69" style:family="text">
      <style:text-properties fo:font-variant="normal" fo:text-transform="none" style:text-position="super 58%" fo:letter-spacing="normal" fo:font-style="normal" fo:font-weight="normal" officeooo:rsid="006c3090" style:font-style-asian="normal" style:font-style-complex="normal" loext:padding="0in" loext:border="none"/>
    </style:style>
    <style:style style:name="T70" style:family="text">
      <style:text-properties fo:font-variant="normal" fo:text-transform="none" style:text-position="super 58%" fo:letter-spacing="normal" fo:font-style="normal" fo:font-weight="normal" officeooo:rsid="0067e761" style:font-style-asian="normal" style:font-style-complex="normal" loext:padding="0in" loext:border="none"/>
    </style:style>
    <style:style style:name="T71" style:family="text">
      <style:text-properties officeooo:rsid="007d9083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Варіант №1</text:p>
      <text:p text:style-name="P4"/>
      <text:list xml:id="list109530488" text:style-name="L1">
        <text:list-item>
          <text:p text:style-name="P43">Якщо при виборі елементів не враховується порядок і не всі елементи беруть участь у виборі один раз, то це:</text:p>
          <text:p text:style-name="P44"><text:span text:style-name="T46">А) комбінація; Б) розміщення; В) перестановка; Г) </text:span><text:span text:style-name="T53">розміщення з повтореннями</text:span><text:span text:style-name="T46">; Д) перестановка з повтореннями; </text:span><text:span text:style-name="T47">Е</text:span><text:span text:style-name="T46">) </text:span><text:span text:style-name="T53">комбінація з повтореннями</text:span><text:span text:style-name="T46">;</text:span></text:p>
          <text:p text:style-name="P46"/>
        </text:list-item>
        <text:list-item>
          <text:p text:style-name="P46">Виберіть правильну рівність.</text:p>
          <text:p text:style-name="P45"><text:span text:style-name="T46">А) </text:span><text:span text:style-name="T48">А</text:span><text:span text:style-name="T1">5</text:span><text:span text:style-name="T3">2</text:span><text:span text:style-name="T46"> </text:span><text:span text:style-name="T48">= А</text:span><text:span text:style-name="T1">5</text:span><text:span text:style-name="T3">3</text:span><text:span text:style-name="T46">; Б) </text:span><text:span text:style-name="T48">С</text:span><text:span text:style-name="T1">6</text:span><text:span text:style-name="T3">1</text:span><text:span text:style-name="T46"> </text:span><text:span text:style-name="T48">= С</text:span><text:span text:style-name="T1">6</text:span><text:span text:style-name="T3">6</text:span><text:span text:style-name="T46">; </text:span><text:span text:style-name="T53">В) </text:span><text:span text:style-name="T54">А</text:span><text:span text:style-name="T2">5</text:span><text:span text:style-name="T4">0</text:span><text:span text:style-name="T53"> </text:span><text:span text:style-name="T54">= А</text:span><text:span text:style-name="T2">5</text:span><text:span text:style-name="T4">5</text:span><text:span text:style-name="T53">; Г) </text:span><text:span text:style-name="T54">С</text:span><text:span text:style-name="T2">6</text:span><text:span text:style-name="T4">1</text:span><text:span text:style-name="T53"> </text:span><text:span text:style-name="T54">= С</text:span><text:span text:style-name="T2">6</text:span><text:span text:style-name="T4">5</text:span><text:span text:style-name="T46">; </text:span><text:span text:style-name="T48">Д</text:span><text:span text:style-name="T46">) </text:span><text:span text:style-name="T48">А</text:span><text:span text:style-name="T1">5</text:span><text:span text:style-name="T3">1</text:span><text:span text:style-name="T46"> </text:span><text:span text:style-name="T48">= А</text:span><text:span text:style-name="T1">5</text:span><text:span text:style-name="T3">3</text:span><text:span text:style-name="T46">; </text:span><text:span text:style-name="T48">Е</text:span><text:span text:style-name="T46">) </text:span><text:span text:style-name="T48">С</text:span><text:span text:style-name="T1">6</text:span><text:span text:style-name="T3">0</text:span><text:span text:style-name="T46"> </text:span><text:span text:style-name="T48">= С</text:span><text:span text:style-name="T1">6</text:span><text:span text:style-name="T3">6</text:span><text:span text:style-name="T46">; </text:span></text:p>
          <text:p text:style-name="P47"/>
        </text:list-item>
        <text:list-item>
          <text:p text:style-name="P45"><text:span text:style-name="T44">Яких п</text:span><text:span text:style-name="T45">ід</text:span><text:span text:style-name="T44">множин множини А б</text:span><text:span text:style-name="T45">іл</text:span><text:span text:style-name="T44">ьше: тих, що м</text:span><text:span text:style-name="T45">і</text:span><text:span text:style-name="T44">стять елемент а, чи тих, що не </text:span><text:span text:style-name="T45">мі</text:span><text:span text:style-name="T44">стять елемента а?</text:span></text:p>
          <text:p text:style-name="P48"/>
        </text:list-item>
        <text:list-item>
          <text:p text:style-name="P45"><text:span text:style-name="T44">Нехай з пункту </text:span><text:span text:style-name="T55">А </text:span><text:span text:style-name="T44">до пункту </text:span><text:span text:style-name="T55">В </text:span><text:span text:style-name="T44">веде</text:span><text:span text:style-name="T55"> n </text:span><text:span text:style-name="T44">доріг, з пункту </text:span><text:span text:style-name="T55">А </text:span><text:span text:style-name="T44">до </text:span><text:span text:style-name="T55">С </text:span><text:span text:style-name="T44">– </text:span><text:span text:style-name="T55">m </text:span><text:span text:style-name="T44">доріг, з </text:span><text:span text:style-name="T55">С </text:span><text:span text:style-name="T44">до </text:span><text:span text:style-name="T55">D </text:span><text:span text:style-name="T44">– </text:span><text:span text:style-name="T55">k </text:span><text:span text:style-name="T44">доріг, з </text:span><text:span text:style-name="T55">В </text:span><text:span text:style-name="T44">до </text:span><text:span text:style-name="T55">D </text:span><text:span text:style-name="T44">– </text:span><text:span text:style-name="T55">l </text:span><text:span text:style-name="T44">доріг. Пункти </text:span><text:span text:style-name="T55">В </text:span><text:span text:style-name="T44">і </text:span><text:span text:style-name="T55">С </text:span><text:span text:style-name="T44">між собою дорогами не сполучені. Скількома дорогами можна попасти з </text:span><text:span text:style-name="T55">А </text:span><text:span text:style-name="T44">до </text:span><text:span text:style-name="T55">D</text:span><text:span text:style-name="T44">?</text:span></text:p>
          <text:p text:style-name="P49"/>
        </text:list-item>
        <text:list-item>
          <text:p text:style-name="P5">Скільки діагоналей має опуклий n-кутник?</text:p>
          <text:p text:style-name="P6"/>
        </text:list-item>
        <text:list-item>
          <text:p text:style-name="P25"><text:span text:style-name="T11">У ліфт </text:span><text:span text:style-name="T12">11</text:span><text:span text:style-name="T11">-поверхового будинку зайшло на першому поверсі </text:span><text:span text:style-name="T12">8</text:span><text:span text:style-name="T11"> чоловік. Скількома способами вони можуть вийти з ліфта?</text:span></text:p>
          <text:p text:style-name="P7"/>
        </text:list-item>
        <text:list-item>
          <text:p text:style-name="P26"><text:span text:style-name="T11">Нехай n = p</text:span><text:span text:style-name="T33">1</text:span><text:span text:style-name="T39">α</text:span><text:span text:style-name="T40">1</text:span><text:span text:style-name="T11"> ⋅ p</text:span><text:span text:style-name="T33">2</text:span><text:span text:style-name="T39">α</text:span><text:span text:style-name="T40">2</text:span><text:span text:style-name="T11"> ⋅ ... ⋅ p</text:span><text:span text:style-name="T33">r</text:span><text:span text:style-name="T39">αr</text:span><text:span text:style-name="T11"> - розклад числа n на прості множники. Знайти кількість всіх натуральних дільників числа n.</text:span></text:p>
          <text:p text:style-name="P8"/>
        </text:list-item>
        <text:list-item>
          <text:p text:style-name="P27"><text:span text:style-name="T11">Скількома способами можна розташувати </text:span><text:span text:style-name="T27">N</text:span><text:span text:style-name="T11"> нулів та </text:span><text:span text:style-name="T27">P</text:span><text:span text:style-name="T11"> одиниць так, щоб жодні дві одиниці не стояли поруч?</text:span></text:p>
          <text:p text:style-name="P9"/>
        </text:list-item>
        <text:list-item>
          <text:p text:style-name="P27"><text:span text:style-name="T11">Нехай множина А </text:span><text:span text:style-name="T14">мі</text:span><text:span text:style-name="T11">стить </text:span><text:span text:style-name="T14">n</text:span><text:span text:style-name="T11"> елеме</text:span><text:span text:style-name="T14">н</text:span><text:span text:style-name="T11">т</text:span><text:span text:style-name="T14">і</text:span><text:span text:style-name="T11">в, а множина В — </text:span><text:span text:style-name="T14">m</text:span><text:span text:style-name="T11"> елемент</text:span><text:span text:style-name="T14">ів</text:span><text:span text:style-name="T11">. Визначити </text:span><text:span text:style-name="T14">кі</text:span><text:span text:style-name="T11">ль</text:span><text:span text:style-name="T14">кі</text:span><text:span text:style-name="T11">сть </text:span><text:span text:style-name="T14">і</text:span><text:span text:style-name="T11">н’</text:span><text:span text:style-name="T14">є</text:span><text:span text:style-name="T11">ктивних в</text:span><text:span text:style-name="T14">ід</text:span><text:span text:style-name="T11">пов</text:span><text:span text:style-name="T14">ід</text:span><text:span text:style-name="T11">ностей </text:span><text:span text:style-name="T14">мі</text:span><text:span text:style-name="T11">ж множинами А </text:span><text:span text:style-name="T14">і</text:span><text:span text:style-name="T11"> В.</text:span></text:p>
          <text:p text:style-name="P10"/>
        </text:list-item>
        <text:list-item>
          <text:p text:style-name="P28"><text:span text:style-name="T11">На полиці </text:span><text:span text:style-name="T15">10</text:span><text:span text:style-name="T11"> книг. Скільки існує способів обрати </text:span><text:span text:style-name="T26">4 </text:span><text:span text:style-name="T11">книг</text:span><text:span text:style-name="T26">и</text:span><text:span text:style-name="T11">, щоб ніякі дві книги не брати поруч?</text:span></text:p>
          <text:p text:style-name="P10"/>
        </text:list-item>
        <text:list-item>
          <text:p text:style-name="P28"><text:span text:style-name="T49">За круглим столом короля Артура сидять 1</text:span><text:span text:style-name="T50">3</text:span><text:span text:style-name="T49"> лицарів. Кожен ворогує зі своїми сусідами. Потрібно обрати </text:span><text:span text:style-name="T50">6</text:span><text:span text:style-name="T49"> лицарів, щоб визволити принцесу. Скільки існує способів обрання лицарів, щоб серед обраних лицарів не було воро</text:span><text:span text:style-name="T51">г</text:span><text:span text:style-name="T49">ів?</text:span></text:p>
          <text:p text:style-name="P38"/>
        </text:list-item>
        <text:list-item>
          <text:p text:style-name="P39">Ліфт, у якому знаходяться 9 пасажирів, може зупинятись на 10 поверхах. Пасажири виходять групами по двоє, троє і четверо чоловік. Скількома способами це може відбуватись?</text:p>
          <text:p text:style-name="P39"/>
        </text:list-item>
        <text:list-item>
          <text:p text:style-name="P28"><text:span text:style-name="T52">Скількома способами можна розставити </text:span><text:span text:style-name="T50">6</text:span><text:span text:style-name="T52"> томів зібрання творів І.Я. Франко так, щоб перший і другий томи не стояли поруч?</text:span></text:p>
          <text:p text:style-name="P22"/>
        </text:list-item>
        <text:list-item>
          <text:p text:style-name="P50"><text:span text:style-name="T56">Знайти </text:span><text:span text:style-name="T57">n</text:span><text:span text:style-name="T56">, коли в</text:span><text:span text:style-name="T58">і</text:span><text:span text:style-name="T56">домо, що у розклад</text:span><text:span text:style-name="T57">і</text:span><text:span text:style-name="T56"> (1 + х)</text:span><text:span text:style-name="T59">n</text:span><text:span text:style-name="T56"> коеф</text:span><text:span text:style-name="T57">іціє</text:span><text:span text:style-name="T56">нти при х</text:span><text:span text:style-name="T59">5</text:span><text:span text:style-name="T56"> та х</text:span><text:span text:style-name="T60">12</text:span><text:span text:style-name="T56"> однаков</text:span><text:span text:style-name="T57">і</text:span><text:span text:style-name="T56">.</text:span></text:p>
          <text:p text:style-name="P7"/>
        </text:list-item>
        <text:list-item>
          <text:p text:style-name="P35"><text:span text:style-name="T16">В колоді </text:span><text:span text:style-name="T17">52</text:span><text:span text:style-name="T16"> карт</text:span><text:span text:style-name="T17">и</text:span><text:span text:style-name="T16"> - 4 кольори з номерами від 1 до </text:span><text:span text:style-name="T17">13</text:span><text:span text:style-name="T16">. Скільки існує способів витягнути </text:span><text:span text:style-name="T17">6</text:span><text:span text:style-name="T16"> карт так, щоб це було </text:span><text:span text:style-name="T17">шість</text:span><text:span text:style-name="T16"> послідовно занумерованих карт.</text:span></text:p>
          <text:p text:style-name="P11"/>
        </text:list-item>
        <text:list-item>
          <text:p text:style-name="P36"><text:span text:style-name="T16">Нехай множина М </text:span><text:span text:style-name="T18">мі</text:span><text:span text:style-name="T16">стить </text:span><text:span text:style-name="T18">n</text:span><text:span text:style-name="T16"> елемент</text:span><text:span text:style-name="T18">і</text:span><text:span text:style-name="T16">в. Визначити кількість: </text:span></text:p>
          <text:p text:style-name="P36"><text:span text:style-name="T19">а) </text:span><text:span text:style-name="T16">антисиметричних в</text:span><text:span text:style-name="T18">ід</text:span><text:span text:style-name="T16">ношень на множині М; </text:span></text:p>
          <text:p text:style-name="P36"><text:span text:style-name="T19">б) </text:span><text:span text:style-name="T16">антирефлексивних </text:span><text:span text:style-name="T20">і</text:span><text:span text:style-name="T16"> антисиметричних в</text:span><text:span text:style-name="T18">ід</text:span><text:span text:style-name="T16">ношень на множині М;</text:span></text:p>
          <text:p text:style-name="P12"><text:soft-page-break/></text:p>
        </text:list-item>
        <text:list-item>
          <text:p text:style-name="P37"><text:span text:style-name="T16">Прапор складається з 1</text:span><text:span text:style-name="T17">2</text:span><text:span text:style-name="T16"> горизонтальних смуг </text:span><text:span text:style-name="T17">4 різних</text:span><text:span text:style-name="T16"> кольорів, причому довільні дві сусідні смуги повинні мати різні кольори. Скільк</text:span><text:span text:style-name="T17">и</text:span><text:span text:style-name="T16"> </text:span><text:span text:style-name="T17">існує різних прапорів з такими властивостями</text:span><text:span text:style-name="T16">?</text:span></text:p>
        </text:list-item>
      </text:list>
      <text:p text:style-name="P3"/>
      <text:list xml:id="list204246160203038" text:continue-numbering="true" text:style-name="L1">
        <text:list-item>
          <text:p text:style-name="P13">Необхідно скласти 4 іспити на протязі 8 днів. Скількома способами це можна зробити?</text:p>
          <text:p text:style-name="P13"/>
        </text:list-item>
        <text:list-item>
          <text:p text:style-name="P29"><text:span text:style-name="T11">В скрині кулі </text:span><text:span text:style-name="T21">8</text:span><text:span text:style-name="T11">-х кольорів. Яку найменшу кількість куль треба узяти, щоб серед них </text:span><text:span text:style-name="T22">(обов’язково) </text:span><text:span text:style-name="T11">було 1</text:span><text:span text:style-name="T22">1</text:span><text:span text:style-name="T11"> куль одного кольору?</text:span></text:p>
          <text:p text:style-name="P13"/>
        </text:list-item>
        <text:list-item>
          <text:p text:style-name="P30"><text:span text:style-name="T11">В скрині </text:span><text:span text:style-name="T21">9</text:span><text:span text:style-name="T11"> чорних, 1</text:span><text:span text:style-name="T21">0</text:span><text:span text:style-name="T11"> білих, 1</text:span><text:span text:style-name="T21">3</text:span><text:span text:style-name="T11"> червоних, 16 зелених куль. Яку найменшу кількість куль треба узяти, щоб серед них </text:span><text:span text:style-name="T22">(обов’язково) </text:span><text:span text:style-name="T11">було 1</text:span><text:span text:style-name="T21">2</text:span><text:span text:style-name="T11"> куль одного кольору?</text:span></text:p>
          <text:p text:style-name="P14"/>
        </text:list-item>
        <text:list-item>
          <text:p text:style-name="P30"><text:span text:style-name="T11">Скільки існує різних способів роздати </text:span><text:span text:style-name="T23">а</text:span><text:span text:style-name="T33">1</text:span><text:span text:style-name="T11"> троянд, </text:span><text:span text:style-name="T23">а</text:span><text:span text:style-name="T33">2</text:span><text:span text:style-name="T11"> гвоздик, </text:span><text:span text:style-name="T23">а</text:span><text:span text:style-name="T33">3</text:span><text:span text:style-name="T11"> волошок n дівчатам?</text:span></text:p>
          <text:p text:style-name="P14"/>
        </text:list-item>
        <text:list-item>
          <text:p text:style-name="P31"><text:span text:style-name="T11">Компанiя, </text:span><text:span text:style-name="T24">що</text:span><text:span text:style-name="T11"> складається з 10 подружнiх пар, розбивається на 5 груп по 4 людини для прогулянки на човнах. </text:span><text:span text:style-name="T23">У</text:span><text:span text:style-name="T11"> скiлькох випадках кож</text:span><text:span text:style-name="T24">е</text:span><text:span text:style-name="T11">н чоловiк опиниться в одному човнi зі своєю дружиною?</text:span></text:p>
          <text:p text:style-name="P15"/>
        </text:list-item>
        <text:list-item>
          <text:p text:style-name="P16">Довести, що довжина періоду дроб<text:span text:style-name="T71">у</text:span> n/m не перевищує m-1.</text:p>
          <text:p text:style-name="P24"/>
        </text:list-item>
        <text:list-item>
          <text:p text:style-name="P32"><text:span text:style-name="T28">Довести, що </text:span><text:span text:style-name="T29">C</text:span><text:span text:style-name="T34">n+1</text:span><text:span text:style-name="T41">k </text:span><text:span text:style-name="T29">= C</text:span><text:span text:style-name="T34">n</text:span><text:span text:style-name="T41">k</text:span><text:span text:style-name="T29"> + C</text:span><text:span text:style-name="T34">n</text:span><text:span text:style-name="T41">k-1</text:span><text:span text:style-name="T29">.</text:span></text:p>
          <text:p text:style-name="P41"/>
        </text:list-item>
        <text:list-item>
          <text:p text:style-name="P51"><text:span text:style-name="T61">Довести, що </text:span><text:span text:style-name="T65">∑</text:span><text:span text:style-name="T66">k=</text:span><text:span text:style-name="T67">2</text:span><text:span text:style-name="T68">n </text:span><text:span text:style-name="T63">k</text:span><text:span text:style-name="T64">(k-1)</text:span><text:span text:style-name="T61">C</text:span><text:span text:style-name="T66">n</text:span><text:span text:style-name="T68">k </text:span><text:span text:style-name="T63">= </text:span><text:span text:style-name="T62">n</text:span><text:span text:style-name="T64">(n-1)</text:span><text:span text:style-name="T62">2</text:span><text:span text:style-name="T69">n-</text:span><text:span text:style-name="T70">2</text:span><text:span text:style-name="T62">.</text:span></text:p>
          <text:p text:style-name="P17"/>
        </text:list-item>
        <text:list-item>
          <text:p text:style-name="P18">Знайти суму 4-значних чисел, які можна отримати перестановкою цифр 1, 2, 3, 4.</text:p>
          <text:p text:style-name="P18"/>
        </text:list-item>
        <text:list-item>
          <text:p text:style-name="P18">60% студентів читають журнал “Лель”, 50% - журнал “Дзвін”, 50% - журнал “Компаньйон”, 30% - журнали “Лель” та “Дзвін”, 20% - журнали “Дзвін” та “Компаньйон”, 40% - журнали “Лель” та “Компаньйон”, 10% - журнали “Лель”, “Дзвін” та “Компаньйон”.</text:p>
          <text:p text:style-name="P33"><text:span text:style-name="T25">а) </text:span><text:span text:style-name="T11">Скільки студентів не читає жодного журналу?</text:span></text:p>
          <text:p text:style-name="P33"><text:span text:style-name="T25">б) </text:span><text:span text:style-name="T11">Скільки студентів читає рівно 2 журнали?</text:span></text:p>
          <text:p text:style-name="P33"><text:span text:style-name="T25">в) </text:span><text:span text:style-name="T11">Скільки студентів читає не менше 2 журналів? </text:span></text:p>
          <text:p text:style-name="P19"/>
        </text:list-item>
        <text:list-item>
          <text:p text:style-name="P19">В групі 13 студентів, причому кожний володіє хоча б однією мовою програмування. 10 знають Паскаль, 7 - Фортран, 6 - Бейсик. 5 знають і Паскаль і Фортран, 4 - Паскаль і Бейсик, 3 - Фортран і Бейсик.</text:p>
          <text:p text:style-name="P33"><text:span text:style-name="T25">а) </text:span><text:span text:style-name="T11">Скільки студентів знає всі 3 мови?</text:span></text:p>
          <text:p text:style-name="P34"><text:span text:style-name="T25">б) </text:span><text:span text:style-name="T11">Скільки студентів знає тільки Паскаль?</text:span></text:p>
          <text:p text:style-name="P20"/>
        </text:list-item>
        <text:list-item>
          <text:p text:style-name="P34"><text:span text:style-name="T30">З</text:span><text:span text:style-name="T31">найти розв’язок рекурентного співвідношення:</text:span><text:span text:style-name="T32"> </text:span></text:p>
          <text:p text:style-name="P40"><text:span text:style-name="T5">a</text:span><text:span text:style-name="T35">n</text:span><text:span text:style-name="T36">+2</text:span><text:span text:style-name="T43"> </text:span><text:span text:style-name="T7">= 10·</text:span><text:span text:style-name="T5">a</text:span><text:span text:style-name="T35">n</text:span><text:span text:style-name="T36">+1</text:span><text:span text:style-name="T43"> </text:span><text:span text:style-name="T7">– 25·</text:span><text:span text:style-name="T5">a</text:span><text:span text:style-name="T35">n</text:span><text:span text:style-name="T42"> </text:span><text:span text:style-name="T7">+ 32</text:span><text:span text:style-name="T5">n</text:span><text:span text:style-name="T7">, </text:span><text:span text:style-name="T5">a</text:span><text:span text:style-name="T36">0</text:span><text:span text:style-name="T43"> </text:span><text:span text:style-name="T7">= –1, </text:span><text:span text:style-name="T5">a</text:span><text:span text:style-name="T36">1</text:span><text:span text:style-name="T43"> </text:span><text:span text:style-name="T7">= –12.</text:span></text:p>
          <text:p text:style-name="P21"/>
        </text:list-item>
        <text:list-item>
          <text:p text:style-name="P23">Методом твірних функцій знайти розв’язок рекурентного співвідношення: </text:p>
          <text:p text:style-name="P40"><text:span text:style-name="T5">a</text:span><text:span text:style-name="T37">n</text:span><text:span text:style-name="T43"> </text:span><text:span text:style-name="T7">= </text:span><text:span text:style-name="T8">2</text:span><text:span text:style-name="T7">·</text:span><text:span text:style-name="T5">a</text:span><text:span text:style-name="T37">n-</text:span><text:span text:style-name="T36">1</text:span><text:span text:style-name="T43"> </text:span><text:span text:style-name="T7">+ 3</text:span><text:span text:style-name="T38">n</text:span><text:span text:style-name="T7">, </text:span><text:span text:style-name="T8">при </text:span><text:span text:style-name="T9">n</text:span><text:span text:style-name="T6">&gt;</text:span><text:span text:style-name="T10">0,</text:span><text:span text:style-name="T5"> a</text:span><text:span text:style-name="T36">0</text:span><text:span text:style-name="T43"> </text:span><text:span text:style-name="T7">= 1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Times New Roman2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925in" style:auto-text-indent="false" style:writing-mode="lr-tb"/>
      <style:text-properties style:use-window-font-color="true" style:font-name="Calibri" fo:font-family="Calibri" style:font-pitch="variable" fo:font-size="11pt" fo:language="ru" fo:country="RU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/>
      <style:text-properties style:font-name="Calibri" fo:font-family="Calibri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2pt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ListLabel_20_10" style:display-name="ListLabel 10" style:family="text">
      <style:text-properties fo:font-size="14pt" fo:letter-spacing="normal" fo:language="uk" fo:country="UA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11" style:display-name="ListLabel 11" style:family="text">
      <style:text-properties fo:font-size="14pt" fo:language="uk" fo:country="UA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12" style:display-name="ListLabel 12" style:family="text">
      <style:text-properties fo:language="uk" fo:country="UA" style:language-asian="en" style:country-asian="US" style:language-complex="ar" style:country-complex="SA"/>
    </style:style>
    <style:style style:name="ListLabel_20_13" style:display-name="ListLabel 13" style:family="text">
      <style:text-properties fo:language="uk" fo:country="UA" style:language-asian="en" style:country-asian="US" style:language-complex="ar" style:country-complex="SA"/>
    </style:style>
    <style:style style:name="ListLabel_20_14" style:display-name="ListLabel 14" style:family="text">
      <style:text-properties fo:language="uk" fo:country="UA" style:language-asian="en" style:country-asian="US" style:language-complex="ar" style:country-complex="SA"/>
    </style:style>
    <style:style style:name="ListLabel_20_15" style:display-name="ListLabel 15" style:family="text">
      <style:text-properties fo:language="uk" fo:country="UA" style:language-asian="en" style:country-asian="US" style:language-complex="ar" style:country-complex="SA"/>
    </style:style>
    <style:style style:name="ListLabel_20_16" style:display-name="ListLabel 16" style:family="text">
      <style:text-properties fo:language="uk" fo:country="UA" style:language-asian="en" style:country-asian="US" style:language-complex="ar" style:country-complex="SA"/>
    </style:style>
    <style:style style:name="ListLabel_20_17" style:display-name="ListLabel 17" style:family="text">
      <style:text-properties fo:language="uk" fo:country="UA" style:language-asian="en" style:country-asian="US" style:language-complex="ar" style:country-complex="SA"/>
    </style:style>
    <style:style style:name="ListLabel_20_18" style:display-name="ListLabel 18" style:family="text">
      <style:text-properties fo:language="uk" fo:country="UA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98" style:display-name="ListLabel 298" style:family="text">
      <style:text-properties fo:font-size="14pt" fo:language="uk" fo:country="UA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299" style:display-name="ListLabel 299" style:family="text">
      <style:text-properties fo:font-size="14pt" fo:letter-spacing="normal" fo:language="uk" fo:country="UA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300" style:display-name="ListLabel 300" style:family="text">
      <style:text-properties fo:language="uk" fo:country="UA" style:language-asian="en" style:country-asian="US" style:language-complex="ar" style:country-complex="SA"/>
    </style:style>
    <style:style style:name="ListLabel_20_301" style:display-name="ListLabel 301" style:family="text">
      <style:text-properties fo:language="uk" fo:country="UA" style:language-asian="en" style:country-asian="US" style:language-complex="ar" style:country-complex="SA"/>
    </style:style>
    <style:style style:name="ListLabel_20_302" style:display-name="ListLabel 302" style:family="text">
      <style:text-properties fo:language="uk" fo:country="UA" style:language-asian="en" style:country-asian="US" style:language-complex="ar" style:country-complex="SA"/>
    </style:style>
    <style:style style:name="ListLabel_20_303" style:display-name="ListLabel 303" style:family="text">
      <style:text-properties fo:language="uk" fo:country="UA" style:language-asian="en" style:country-asian="US" style:language-complex="ar" style:country-complex="SA"/>
    </style:style>
    <style:style style:name="ListLabel_20_304" style:display-name="ListLabel 304" style:family="text">
      <style:text-properties fo:language="uk" fo:country="UA" style:language-asian="en" style:country-asian="US" style:language-complex="ar" style:country-complex="SA"/>
    </style:style>
    <style:style style:name="ListLabel_20_305" style:display-name="ListLabel 305" style:family="text">
      <style:text-properties fo:language="uk" fo:country="UA" style:language-asian="en" style:country-asian="US" style:language-complex="ar" style:country-complex="SA"/>
    </style:style>
    <style:style style:name="ListLabel_20_306" style:display-name="ListLabel 306" style:family="text">
      <style:text-properties fo:language="uk" fo:country="UA" style:language-asian="en" style:country-asian="US" style:language-complex="ar" style:country-complex="SA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1953in" fo:margin-left="0.6681in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 fo:text-indent="-0.2583in" fo:margin-left="0.4736in"/>
        </style:list-level-properties>
      </text:list-level-style-number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2583in" fo:margin-left="1.4283in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2583in" fo:margin-left="2.1909in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2583in" fo:margin-left="2.9535in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2583in" fo:margin-left="3.7161in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2583in" fo:margin-left="4.478in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2583in" fo:margin-left="5.2402in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2583in" fo:margin-left="6.002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298" style:num-format="1">
        <style:list-level-properties text:list-level-position-and-space-mode="label-alignment">
          <style:list-level-label-alignment text:label-followed-by="listtab" fo:text-indent="-0.2134in" fo:margin-left="0.4736in"/>
        </style:list-level-properties>
      </text:list-level-style-number>
      <text:list-level-style-number text:level="2" text:style-name="ListLabel_20_299" style:num-format="1" text:display-levels="2">
        <style:list-level-properties text:list-level-position-and-space-mode="label-alignment">
          <style:list-level-label-alignment text:label-followed-by="listtab" fo:text-indent="-0.2071in" fo:margin-left="0.4736in"/>
        </style:list-level-properties>
      </text:list-level-style-number>
      <text:list-level-style-bullet text:level="3" text:style-name="ListLabel_20_300" text:bullet-char="•">
        <style:list-level-properties text:list-level-position-and-space-mode="label-alignment">
          <style:list-level-label-alignment text:label-followed-by="listtab" fo:text-indent="-0.2071in" fo:margin-left="1.8835in"/>
        </style:list-level-properties>
      </text:list-level-style-bullet>
      <text:list-level-style-bullet text:level="4" text:style-name="ListLabel_20_301" text:bullet-char="•">
        <style:list-level-properties text:list-level-position-and-space-mode="label-alignment">
          <style:list-level-label-alignment text:label-followed-by="listtab" fo:text-indent="-0.2071in" fo:margin-left="2.589in"/>
        </style:list-level-properties>
      </text:list-level-style-bullet>
      <text:list-level-style-bullet text:level="5" text:style-name="ListLabel_20_302" text:bullet-char="•">
        <style:list-level-properties text:list-level-position-and-space-mode="label-alignment">
          <style:list-level-label-alignment text:label-followed-by="listtab" fo:text-indent="-0.2071in" fo:margin-left="3.2945in"/>
        </style:list-level-properties>
      </text:list-level-style-bullet>
      <text:list-level-style-bullet text:level="6" text:style-name="ListLabel_20_303" text:bullet-char="•">
        <style:list-level-properties text:list-level-position-and-space-mode="label-alignment">
          <style:list-level-label-alignment text:label-followed-by="listtab" fo:text-indent="-0.2071in" fo:margin-left="4in"/>
        </style:list-level-properties>
      </text:list-level-style-bullet>
      <text:list-level-style-bullet text:level="7" text:style-name="ListLabel_20_304" text:bullet-char="•">
        <style:list-level-properties text:list-level-position-and-space-mode="label-alignment">
          <style:list-level-label-alignment text:label-followed-by="listtab" fo:text-indent="-0.2071in" fo:margin-left="4.7055in"/>
        </style:list-level-properties>
      </text:list-level-style-bullet>
      <text:list-level-style-bullet text:level="8" text:style-name="ListLabel_20_305" text:bullet-char="•">
        <style:list-level-properties text:list-level-position-and-space-mode="label-alignment">
          <style:list-level-label-alignment text:label-followed-by="listtab" fo:text-indent="-0.2071in" fo:margin-left="5.411in"/>
        </style:list-level-properties>
      </text:list-level-style-bullet>
      <text:list-level-style-bullet text:level="9" text:style-name="ListLabel_20_306" text:bullet-char="•">
        <style:list-level-properties text:list-level-position-and-space-mode="label-alignment">
          <style:list-level-label-alignment text:label-followed-by="listtab" fo:text-indent="-0.2071in" fo:margin-left="6.116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rame_20_contents">
      <style:paragraph-properties fo:margin-left="0.0417in" fo:margin-right="0in" fo:margin-top="0.0437in" fo:margin-bottom="0in" loext:contextual-spacing="false" fo:text-align="start" style:justify-single-word="false" fo:text-indent="0in" style:auto-text-indent="false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23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307in" fo:margin-bottom="0.9362in" fo:margin-left="0.8752in" fo:margin-right="0.9028in" style:writing-mode="lr-tb" style:layout-grid-color="#c0c0c0" style:layout-grid-lines="2451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752in" fo:margin-left="0in" fo:margin-right="0in" fo:margin-top="0.1354in" style:dynamic-spacing="true"/>
      </style:footer-style>
    </style:page-layout>
  </office:automatic-styles>
  <office:master-styles>
    <style:master-page style:name="Standard" style:page-layout-name="Mpm1"/>
    <style:master-page style:name="Converted26" style:page-layout-name="Mpm2">
      <style:footer>
        <text:p text:style-name="MP1"><draw:frame draw:style-name="Mfr1" draw:name="21" text:anchor-type="char" svg:x="4.0091in" svg:y="10.5689in" svg:width="0.25in" svg:height="0.25in" draw:z-index="0"><draw:text-box><text:p text:style-name="MP2"><text:page-number text:select-page="current">0</text:page-number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Tolya</meta:initial-creator>
    <meta:creation-date>2019-11-04T04:23:00</meta:creation-date>
    <dc:date>2021-12-04T20:42:43.967446027</dc:date>
    <meta:editing-cycles>43</meta:editing-cycles>
    <meta:editing-duration>P1DT8H6M</meta:editing-duration>
    <meta:generator>LibreOffice/6.4.7.2$Linux_X86_64 LibreOffice_project/40$Build-2</meta:generator>
    <meta:document-statistic meta:table-count="0" meta:image-count="0" meta:object-count="0" meta:page-count="2" meta:paragraph-count="43" meta:word-count="706" meta:character-count="4108" meta:non-whitespace-character-count="3464"/>
  </office:meta>
</office:document-meta>
</file>